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paragraph-properties fo:text-align="start" style:justify-single-word="false"/>
    </style:sty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40225711113833329" text:style-name="L1">
        <text:list-item>
          <text:p text:style-name="P1">What are the basic facts of the case? Tracey is having money issues, and can't afford to send her daughter to the school she wants. Tracey also works at the national gallery and with her brother Pat they are planning to steal an exibit called “Stamps” <text:s/>At the same time Tracy is helping Carry organize a flash mob at the gallery. Unbeknown to Tracy, Carry is working with Alex to destroy some art and embarrass America, and they are using this Flash Mob as part of their plan. </text:p>
          <text:p text:style-name="P1"/>
        </text:list-item>
        <text:list-item>
          <text:p text:style-name="P1">Who are the suspects?</text:p>
        </text:list-item>
      </text:list>
      <text:list xml:id="list985898429006297672" text:style-name="L2">
        <text:list-item>
          <text:p text:style-name="P2">Tracy – AKA Carol, works at the national Gallary. Worried about loosing her daughter to her ex husband due to financial issues. </text:p>
        </text:list-item>
        <text:list-item>
          <text:p text:style-name="P2">Pat – Tracies Brother, corrupt police officer</text:p>
        </text:list-item>
        <text:list-item>
          <text:p text:style-name="P2">Alex – Krasnovian who wants to embarrass the US. </text:p>
        </text:list-item>
        <text:list-item>
          <text:p text:style-name="P2">Carry – Aquintance to both Alex, and Terry</text:p>
        </text:list-item>
      </text:list>
      <text:p text:style-name="Text_20_body"/>
      <text:p text:style-name="Text_20_body"/>
      <text:list xml:id="list31627274" text:continue-list="list8040225711113833329" text:style-name="L1">
        <text:list-item>
          <text:p text:style-name="P1">What evidence was confiscated?</text:p>
        </text:list-item>
      </text:list>
      <text:list xml:id="list7494563732108155296" text:style-name="L3">
        <text:list-item>
          <text:p text:style-name="P3">Carry's Tablet<text:tab/><text:tab/><text:tab/><text:tab/>carry-tablet-2012-07-15-0532.E01</text:p>
        </text:list-item>
        <text:list-item>
          <text:p text:style-name="P3">Tracy's iPhone<text:tab/><text:tab/><text:tab/><text:tab/>tracy-phone-2012-07-15-final.E01</text:p>
        </text:list-item>
        <text:list-item>
          <text:p text:style-name="P3">Tracy's External Hard Drive<text:tab/><text:tab/>tracy-external-2012-07-16-final.E01</text:p>
        </text:list-item>
        <text:list-item>
          <text:p text:style-name="P3">Tracy's Macbook Air<text:tab/><text:tab/><text:tab/>tracy-hone-2012-07-16-final.E01</text:p>
        </text:list-item>
        <text:list-item>
          <text:p text:style-name="P3">Carry's Phone<text:tab/><text:tab/><text:tab/><text:tab/>carry-phone-2012-07-15-final.zip</text:p>
        </text:list-item>
      </text:list>
      <text:p text:style-name="Text_20_body"/>
      <text:list xml:id="list31627904" text:continue-list="list31627274" text:style-name="L1">
        <text:list-item>
          <text:p text:style-name="P1">What could be admissible as evidence</text:p>
          <text:p text:style-name="P1">The contence of the formentioned devices. Messages, Email and Email Attachments, Pictures, Documents, Compressed Files, Contanct information, Meta Data, and GPS locations. </text:p>
          <text:p text:style-name="P1"/>
        </text:list-item>
      </text:list>
      <text:list xml:id="list2684020110681759223" text:style-name="L4">
        <text:list-item>
          <text:list>
            <text:list-header>
              <text:p text:style-name="P4">Device Information:</text:p>
              <text:list>
                <text:list-item>
                  <text:p text:style-name="P7">Device model iPhone1/2</text:p>
                  <text:list>
                    <text:list-item>
                      <text:p text:style-name="P7">If Autopsy is not able to identify the version of the iPhone, which two does Autopsy think it could be? </text:p>
                    </text:list-item>
                  </text:list>
                </text:list-item>
                <text:list-item>
                  <text:p text:style-name="P7">Device host name Tracy Sumtwelve's Phone</text:p>
                </text:list-item>
                <text:list-item>
                  <text:p text:style-name="P7">OS version # iPhone OS 4.2.1 (8C148)</text:p>
                </text:list-item>
                <text:list-item>
                  <text:p text:style-name="P7">Install time 6/6/2012 12:03:28 -0700</text:p>
                </text:list-item>
                <text:list-item>
                  <text:p text:style-name="P7">Device serial # 86004482Y7H</text:p>
                </text:list-item>
                <text:list-item>
                  <text:p text:style-name="P7">Integrated Circuit Card ID (ICCID) number 89014103255195342366</text:p>
                </text:list-item>
                <text:list-item>
                  <text:p text:style-name="P7">International Mobile Equipment Identification (IMEI) number </text:p>
                  <text:list>
                    <text:list-item>
                      <text:p text:style-name="P7">You will need to use keyword search in Autopsy to find this, as it is not in the standard log files. </text:p>
                    </text:list-item>
                  </text:list>
                </text:list-item>
              </text:list>
            </text:list-header>
          </text:list>
        </text:list-item>
      </text:list>
      <text:p text:style-name="P6"><text:tab/><text:tab/><text:tab/>004999010640000</text:p>
      <text:list xml:id="list31654014" text:continue-numbering="true" text:style-name="L4">
        <text:list-item>
          <text:list>
            <text:list-item>
              <text:p text:style-name="P4"><text:soft-page-break/>Tracy's information:</text:p>
              <text:list>
                <text:list-item>
                  <text:p text:style-name="P7">Tracy's phone number 703-340-9661</text:p>
                </text:list-item>
                <text:list-item>
                  <text:p text:style-name="P4">Tracy's email addresses : <text:a xlink:type="simple" xlink:href="mailto:Tracy.sumtwelve@nationalgallerdc.org" text:style-name="Internet_20_link" text:visited-style-name="Visited_20_Internet_20_Link">Tracy.sumtwelve@nationalgallerdc.org</text:a></text:p>
                  <text:list>
                    <text:list-item>
                      <text:list>
                        <text:list-item>
                          <text:list>
                            <text:list-item>
                              <text:list>
                                <text:list-item>
                                  <text:p text:style-name="P4"><text:a xlink:type="simple" xlink:href="mailto:Tracysumtwelve@gmail.com" text:style-name="Internet_20_link" text:visited-style-name="Visited_20_Internet_20_Link">Tracysumtwelve@gmail.com</text:a></text:p>
                                </text:list-item>
                                <text:list-item>
                                  <text:p text:style-name="P4"/>
                                </text:list-item>
                              </text:list>
                            </text:list-item>
                          </text:list>
                        </text:list-item>
                      </text:list>
                    </text:list-item>
                  </text:list>
                </text:list-item>
              </text:list>
            </text:list-item>
          </text:list>
        </text:list-item>
      </text:list>
      <text:p text:style-name="Text_20_body">Be sure to document all of the required information in the iPhone Details Worksheet.</text:p>
      <text:h text:style-name="Heading_20_4" text:outline-level="4"><text:bookmark text:name="user-content-bonus"/>Bonus</text:h>
      <text:list xml:id="list7130404002313972902" text:style-name="L5">
        <text:list-item>
          <text:p text:style-name="P5">Research the two types of IDs below and identify how they are used to identify mobile devices:</text:p>
          <text:list>
            <text:list-item>
              <text:p text:style-name="P8">International Mobile Equipment Identification (IMEI) number </text:p>
            </text:list-item>
            <text:list-item>
              <text:p text:style-name="P5">Integrated Circuit Card ID (ICCID)</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Hansen</meta:initial-creator>
    <meta:creation-date>2021-11-23T08:58:06.07</meta:creation-date>
    <meta:document-statistic meta:table-count="0" meta:image-count="0" meta:object-count="0" meta:page-count="2" meta:paragraph-count="34" meta:word-count="355" meta:character-count="2241"/>
    <dc:date>2021-11-24T11:41:05.37</dc:date>
    <dc:creator>Scott Hansen</dc:creator>
    <meta:editing-duration>PT20H9M8S</meta:editing-duration>
    <meta:editing-cycles>1</meta:editing-cycles>
    <meta:generator>OpenOffice/4.1.10$Win32 OpenOffice.org_project/4110m2$Build-9807</meta:generator>
  </office:meta>
</office:document-meta>
</file>